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30000004465AA4186.png"/>
  <manifest:file-entry manifest:media-type="image/png" manifest:full-path="Pictures/100000000000001400000016B44E251F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sign-2008-subtitle" style:list-style-name="L4">
      <style:graphic-properties draw:fill-color="#ffffff" draw:auto-grow-height="true" fo:min-height="14.03cm"/>
    </style:style>
    <style:style style:name="pr2" style:family="presentation" style:parent-style-name="design-2008-notes">
      <style:graphic-properties draw:fill-color="#ffffff" draw:auto-grow-height="true" fo:min-height="11.393cm"/>
    </style:style>
    <style:style style:name="pr3" style:family="presentation" style:parent-style-name="design-2008-title">
      <style:graphic-properties fo:min-height="2.52cm"/>
    </style:style>
    <style:style style:name="pr4" style:family="presentation" style:parent-style-name="design-2008-outline1">
      <style:graphic-properties draw:fill-color="#ffffff" fo:min-height="13.779cm"/>
    </style:style>
    <style:style style:name="pr5" style:family="presentation" style:parent-style-name="design-2008-notes">
      <style:graphic-properties draw:fill-color="#ffffff" fo:min-height="11.142cm"/>
    </style:style>
    <style:style style:name="P1" style:family="paragraph">
      <style:paragraph-properties fo:margin-left="0cm" fo:margin-right="0cm" fo:margin-top="0.25cm" fo:margin-bottom="0.4cm" fo:line-height="150%" fo:text-align="center" fo:text-indent="0cm"/>
    </style:style>
    <style:style style:name="P2" style:family="paragraph">
      <style:paragraph-properties fo:margin-left="0cm" fo:margin-right="0cm" fo:margin-top="0.25cm" fo:margin-bottom="0.4cm" fo:line-height="150%" fo:text-align="center" fo:text-indent="0cm"/>
      <style:text-properties fo:color="#800000" fo:font-size="40pt" fo:font-style="normal" style:font-style-asian="normal" style:font-style-complex="normal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color="#800000" fo:font-size="40pt" fo:font-style="normal" style:font-style-asian="normal" style:font-style-complex="normal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01400000016B44E251F.png" xlink:type="simple" xlink:show="embed" xlink:actuate="onLoad">
        <style:list-level-properties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Introduction</presentation:footer-decl>
      <draw:page draw:name="page1" draw:style-name="dp1" draw:master-page-name="design-2008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438cm" svg:height="14.03cm" svg:x="0.86cm" svg:y="4.233cm" presentation:class="subtitle" presentation:user-transformed="true">
          <draw:text-box>
            <text:p text:style-name="P1"><text:span text:style-name="T1">Déployer une plateforme SOA avec des ESB open source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2" draw:text-style-name="P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Agenda</text:p>
          </draw:text-box>
        </draw:frame>
        <draw:frame presentation:style-name="pr4" draw:layer="layout" svg:width="23.438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00 – Plan</text:span></text:p>
              </text:list-item>
              <text:list-item>
                <text:p text:style-name="P3"><text:span text:style-name="T2">01 – De la difficulté de définir un ESB</text:span></text:p>
              </text:list-item>
              <text:list-item>
                <text:p text:style-name="P3"><text:span text:style-name="T2">02 – Comprendre les principes fondamentaux d'un ESB</text:span></text:p>
              </text:list-item>
              <text:list-item>
                <text:p text:style-name="P3"><text:span text:style-name="T2">03 – L'architecture d'un ESB</text:span></text:p>
              </text:list-item>
              <text:list-item>
                <text:p text:style-name="P3"><text:span text:style-name="T2">04 – Un ESB open source</text:span></text:p>
              </text:list-item>
              <text:list-item>
                <text:p text:style-name="P3"><text:span text:style-name="T2">05 – Connectivité</text:span></text:p>
              </text:list-item>
              <text:list-item>
                <text:p text:style-name="P3"><text:span text:style-name="T2">06 – Routage, transformations et intégration</text:span></text:p>
              </text:list-item>
              <text:list-item>
                <text:p text:style-name="P3"><text:span text:style-name="T2">07 – Web Services</text:span></text:p>
              </text:list-item>
              <text:list-item>
                <text:p text:style-name="P3"><text:span text:style-name="T2">08 – Déployer un environnement de qualité, robuste et fiable</text:span></text:p>
              </text:list-item>
              <text:list-item>
                <text:p text:style-name="P3"><text:span text:style-name="T2">09 – Surveiller l'ESB : Monitoring métier et technique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Arial Unicode MS'" style:font-pitch-asian="variable" style:font-size-asian="16pt" style:font-style-asian="italic" style:font-weight-asian="normal" style:font-family-complex="'Arial Unicode MS'" style:font-pitch-complex="variable" style:font-size-complex="16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fill="solid" draw:fill-color="#ffffff" draw:textarea-horizontal-align="center" draw:textarea-vertical-align="middle"/>
    </style:style>
    <style:style style:name="Mgr4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>
      <style:graphic-properties draw:stroke="none" draw:fill="none" draw:fill-color="#ffffff" draw:auto-grow-height="false" fo:min-height="1.314cm"/>
    </style:style>
    <style:style style:name="Mpr4" style:family="presentation" style:parent-style-name="design-2008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design-2008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24pt"/>
    </style:style>
    <style:style style:name="MP9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0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2" style:family="paragraph">
      <style:paragraph-properties text:enable-numbering="false" fo:margin-left="0cm" fo:margin-right="0cm" fo:margin-top="0.07cm" fo:margin-bottom="0cm" fo:line-height="100%" fo:text-align="center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4" style:family="paragraph">
      <style:paragraph-properties text:enable-numbering="false"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5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6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position="0% 100%" fo:font-family="Arial" style:font-family-generic="swiss" style:font-pitch="variable" fo:font-size="1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6pt" style:language-asian="zxx" style:country-asian="none" style:font-style-asian="italic" style:font-weight-asian="normal" style:font-family-complex="'Arial Unicode MS'" style:font-pitch-complex="variable" style:font-size-complex="16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4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5" style:family="text">
      <style:text-properties fo:color="#000000" fo:font-size="12pt" fo:language="en" fo:country="GB" style:font-size-asian="12pt" style:font-size-complex="12pt"/>
    </style:style>
    <style:style style:name="MT6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'Times New Roman'" style:font-family-generic="roman" style:font-pitch="variable" fo:color="#333333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  <text:list-style style:name="ML5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15.239cm" svg:height="11.429cm" svg:x="2.461cm" svg:y="2.571cm" draw:page-number="1"/>
      <draw:rect draw:style-name="Mgr3" draw:layer="backgroundobjects" svg:width="15.208cm" svg:height="8.911cm" svg:x="2.508cm" svg:y="14.501cm">
        <text:p/>
      </draw:rect>
    </style:handout-master>
    <style:master-page style:name="design-2008" style:page-layout-name="PM1" draw:style-name="Mdp1">
      <draw:custom-shape draw:style-name="Mgr4" draw:text-style-name="MP3" draw:layer="backgroundobjects" svg:width="25.6cm" svg:height="16.278cm" svg:x="-0.095cm" svg:y="2.74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3" draw:layer="backgroundobjects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3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19.548cm" svg:height="2.77cm" svg:x="0.86cm" svg:y="0.264cm" presentation:class="title">
        <draw:text-box>
          <text:p text:style-name="MP4">Cliquez pour éditer le format du texte-titre</text:p>
        </draw:text-box>
      </draw:frame>
      <draw:frame presentation:style-name="Mpr2" draw:text-style-name="MP6" draw:layer="backgroundobjects" svg:width="23.438cm" svg:height="14.029cm" svg:x="0.86cm" svg:y="4.233cm" presentation:class="outline">
        <draw:text-box>
          <text:list text:style-name="ML3">
            <text:list-item>
              <text:p text:style-name="MP4">Cliquez pour éditer le format du plan de texte</text:p>
              <text:list>
                <text:list-item>
                  <text:p text:style-name="MP4">Second niveau de plan</text:p>
                </text:list-item>
              </text:list>
            </text:list-item>
          </text:list>
          <text:p text:style-name="MP5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">Quatrième niveau de plan</text:p>
                          <text:list>
                            <text:list-item>
                              <text:p text:style-name="MP4">Cinquième niveau de plan</text:p>
                              <text:list>
                                <text:list-item>
                                  <text:p text:style-name="MP4">Sixième niveau de plan</text:p>
                                  <text:list>
                                    <text:list-item>
                                      <text:p text:style-name="MP4">Septième niveau de plan</text:p>
                                      <text:list>
                                        <text:list-item>
                                          <text:p text:style-name="MP4">Huitième niveau de plan</text:p>
                                          <text:list>
                                            <text:list-item>
                                              <text:p text:style-name="MP4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7" draw:text-style-name="MP7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8" draw:text-style-name="MP8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9" draw:text-style-name="MP10" draw:layer="backgroundobjects" svg:width="3.006cm" svg:height="0.44cm" svg:x="0.094cm" svg:y="18.353cm">
        <text:p text:style-name="MP9"><text:span text:style-name="MT3">Zenika © 2011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2" draw:layer="backgroundobjects" svg:width="7.5cm" svg:height="0.44cm" svg:x="9.5cm" svg:y="18.353cm">
        <text:p text:style-name="MP11"><text:span text:style-name="MT4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4" draw:layer="backgroundobjects" svg:width="3.006cm" svg:height="0.44cm" svg:x="22.393cm" svg:y="18.353cm">
        <text:p text:style-name="MP13"><text:span text:style-name="MT3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3" draw:layer="backgroundobjects" svg:width="8.05cm" svg:height="1.313cm" svg:x="8.686cm" svg:y="17.354cm" presentation:class="footer">
        <draw:text-box>
          <text:p><presentation:footer/></text:p>
        </draw:text-box>
      </draw:frame>
      <draw:frame presentation:style-name="Mpr3" draw:layer="backgroundobjects" svg:width="5.917cm" svg:height="1.313cm" svg:x="1.27cm" svg:y="17.354cm" presentation:class="date-time">
        <draw:text-box>
          <text:p><presentation:date-time/></text:p>
        </draw:text-box>
      </draw:frame>
      <draw:frame presentation:style-name="Mpr3" draw:layer="backgroundobjects" svg:width="5.917cm" svg:height="1.313cm" svg:x="18.211cm" svg:y="17.354cm" presentation:class="page-number">
        <draw:text-box>
          <text:p><text:page-number>&lt;numéro&gt;</text:page-number></text:p>
        </draw:text-box>
      </draw:frame>
      <presentation:notes style:page-layout-name="PM0">
        <draw:rect draw:style-name="Mgr10" draw:text-style-name="MP7" draw:layer="backgroundobjects" svg:width="19.05cm" svg:height="25.4cm" svg:x="0cm" svg:y="0cm">
          <text:p/>
        </draw:rect>
        <draw:custom-shape draw:style-name="Mgr11" draw:text-style-name="MP3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15" draw:layer="backgroundobjects" svg:width="8.215cm" svg:height="1.235cm" svg:x="0cm" svg:y="0cm" presentation:class="header">
          <draw:text-box>
            <text:p text:style-name="MP15"><text:span text:style-name="MT5"><presentation:header/></text:span></text:p>
          </draw:text-box>
        </draw:frame>
        <draw:frame presentation:style-name="Mpr5" draw:text-style-name="MP16" draw:layer="backgroundobjects" svg:width="8.215cm" svg:height="1.235cm" svg:x="10.794cm" svg:y="0cm" presentation:class="date-time">
          <draw:text-box>
            <text:p text:style-name="MP16"><text:span text:style-name="MT6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6" draw:text-style-name="MP15" draw:layer="backgroundobjects" svg:width="8.215cm" svg:height="1.235cm" svg:x="0cm" svg:y="24.127cm" presentation:class="footer">
          <draw:text-box>
            <text:p text:style-name="MP15"><text:span text:style-name="MT5"><presentation:footer/></text:span></text:p>
          </draw:text-box>
        </draw:frame>
        <draw:frame presentation:style-name="Mpr7" draw:text-style-name="MP16" draw:layer="backgroundobjects" svg:width="8.215cm" svg:height="1.235cm" svg:x="10.794cm" svg:y="24.127cm" presentation:class="page-number">
          <draw:text-box>
            <text:p text:style-name="MP16"><text:span text:style-name="MT5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Win32 OpenOffice.org_project/330m20$Build-9567</meta:generator>
    <meta:creation-date>2006-03-31T15:08:12</meta:creation-date>
    <dc:creator>Sébastien Brousse</dc:creator>
    <dc:date>2011-12-11T23:25:44.35</dc:date>
    <meta:printed-by>Carl Azoury</meta:printed-by>
    <meta:print-date>2006-04-29T10:24:22</meta:print-date>
    <dc:language>fr-FR</dc:language>
    <meta:editing-cycles>178</meta:editing-cycles>
    <meta:editing-duration>PT19H41M52S</meta:editing-duration>
    <meta:document-statistic meta:object-count="41"/>
    <meta:user-defined meta:name="Info 1"/>
    <meta:user-defined meta:name="Info 2"/>
    <meta:user-defined meta:name="Info 3"/>
    <meta:user-defined meta:name="Info 4"/>
  </office:meta>
</office:document-meta>
</file>